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96cm"/>
    </style:style>
    <style:style style:name="co3" style:family="table-column">
      <style:table-column-properties fo:break-before="auto" style:column-width="3.918cm"/>
    </style:style>
    <style:style style:name="co4" style:family="table-column">
      <style:table-column-properties fo:break-before="auto" style:column-width="0.6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2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rotation-angle="270" style:vertical-align="middle"/>
      <style:paragraph-properties fo:text-align="en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style:rotation-angle="270" fo:border-top="none" style:vertical-align="middle"/>
      <style:paragraph-properties fo:text-align="en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F" fo:language="en" fo:country="US" style:font-name-asian="Lucida Sans Unicode" style:language-asian="en" style:country-asian="US" style:language-complex="en" style:country-complex="US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Sheet1" table:style-name="ta1" table:print-ranges="Sheet1.A1:Sheet1.AQ31">
        <table:table-column table:style-name="co2" table:default-cell-style-name="Default"/>
        <table:table-column table:style-name="co3" table:default-cell-style-name="ce3"/>
        <table:table-column table:style-name="co4" table:number-columns-repeated="41" table:default-cell-style-name="ce3"/>
        <table:table-row table:style-name="ro2">
          <table:table-cell/>
          <table:table-cell table:style-name="ce2" office:value-type="string">
            <text:p>Date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Sleep (hrs/mins)</text:p>
          </table:table-cell>
          <table:table-cell table:number-columns-repeated="40"/>
          <table:table-cell office:value-type="string">
            <text:p><text:s/>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>
            <text:p>Coffee (Amount)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Glasses of Water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Eaten (protein/fat)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food target (protein/fat)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intermittend fasting</text:p>
          </table:table-cell>
          <table:table-cell table:number-columns-repeated="41"/>
        </table:table-row>
        <table:table-row table:style-name="ro1" table:number-rows-repeated="2">
          <table:table-cell table:number-columns-repeated="43"/>
        </table:table-row>
        <table:table-row table:style-name="ro1">
          <table:table-cell/>
          <table:table-cell office:value-type="string">
            <text:p><text:a xlink:href="mailto:Stress@work">Stress@work</text:a> (0/1)</text:p>
          </table:table-cell>
          <table:table-cell table:number-columns-repeated="41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>
            <text:p>Meditated (0/1/2x)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Yoga (0/1/2x)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Running/sport/cardio</text:p>
          </table:table-cell>
          <table:table-cell table:number-columns-repeated="41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>
            <text:p>Pain Knee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Pain Back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Indigestion</text:p>
          </table:table-cell>
          <table:table-cell table:number-columns-repeated="41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>
            <text:p>Period</text:p>
          </table:table-cell>
          <table:table-cell table:number-columns-repeated="41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>
            <text:p>L-Theanine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Magnesium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Tudca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Betaine HCL</text:p>
          </table:table-cell>
          <table:table-cell table:number-columns-repeated="41"/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table:number-columns-spanned="1" table:number-rows-spanned="4">
            <text:p>wake w smile, okay, numb, sad/anxious, suicidal/angry</text:p>
          </table:table-cell>
          <table:table-cell office:value-type="string">
            <text:p>Mood <text:s/>( :ᴝ :) :| :( :C )</text:p>
          </table:table-cell>
          <table:table-cell table:number-columns-repeated="41"/>
        </table:table-row>
        <table:table-row table:style-name="ro1">
          <table:covered-table-cell/>
          <table:table-cell table:number-columns-repeated="42"/>
        </table:table-row>
        <table:table-row table:style-name="ro3">
          <table:covered-table-cell/>
          <table:table-cell table:style-name="ce4" office:value-type="string">
            <text:p>1. thought of the day</text:p>
          </table:table-cell>
          <table:table-cell table:style-name="ce7" table:number-columns-repeated="17"/>
          <table:table-cell table:style-name="ce7" office:value-type="string">
            <text:p><text:s/></text:p>
          </table:table-cell>
          <table:table-cell table:style-name="ce7" table:number-columns-repeated="23"/>
        </table:table-row>
        <table:table-row table:style-name="ro3">
          <table:covered-table-cell/>
          <table:table-cell table:style-name="Default" table:number-columns-repeated="42"/>
        </table:table-row>
        <table:table-row table:style-name="ro3">
          <table:table-cell/>
          <table:table-cell table:style-name="ce5"/>
          <table:table-cell table:style-name="Default" table:number-columns-repeated="41"/>
        </table:table-row>
        <table:table-row table:style-name="ro3" table:number-rows-repeated="2">
          <table:table-cell/>
          <table:table-cell table:style-name="Default" table:number-columns-repeated="42"/>
        </table:table-row>
        <table:table-row table:style-name="ro3">
          <table:table-cell/>
          <table:table-cell table:style-name="ce6"/>
          <table:table-cell table:style-name="Default" table:number-columns-repeated="4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6">26.07.2023</text:date>, <text:time>21:0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54S</meta:editing-duration>
    <meta:editing-cycles>4</meta:editing-cycles>
    <meta:generator>OpenOffice/4.1.7$Win32 OpenOffice.org_project/417m1$Build-9800</meta:generator>
    <dc:date>2023-07-26T21:02:49.03</dc:date>
    <meta:print-date>2023-07-26T21:01:51.99</meta:print-date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